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Food Name</text:p>
          </table:table-cell>
          <table:table-cell table:style-name="ce1" office:value-type="string" calcext:value-type="string">
            <text:p>Carbs/Unit</text:p>
          </table:table-cell>
          <table:table-cell table:style-name="ce1" office:value-type="string" calcext:value-type="string">
            <text:p>Proteins/Unit</text:p>
          </table:table-cell>
          <table:table-cell table:style-name="ce1" office:value-type="string" calcext:value-type="string">
            <text:p>Fat/Unit</text:p>
          </table:table-cell>
          <table:table-cell table:style-name="ce1" office:value-type="string" calcext:value-type="string">
            <text:p>Price/Unit</text:p>
          </table:table-cell>
          <table:table-cell office:value-type="string" calcext:value-type="string">
            <text:p>Decision Var</text:p>
          </table:table-cell>
          <table:table-cell/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53" calcext:value-type="float">
            <text:p>53</text:p>
          </table:table-cell>
          <table:table-cell office:value-type="float" office:value="4.4" calcext:value-type="float">
            <text:p>4.4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xr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oa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xq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till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xt</text:p>
          </table:table-cell>
          <table:table-cell table:style-name="ce4"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string" calcext:value-type="string">
            <text:p>Lentil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xl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xb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Objective</text:p>
          </table:table-cell>
          <table:table-cell table:formula="of:=SUMPRODUCT([.E2:.E6];[.G2:.G6])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Nutrient</text:p>
          </table:table-cell>
          <table:table-cell table:style-name="ce2" office:value-type="string" calcext:value-type="string">
            <text:p>Minimum</text:p>
          </table:table-cell>
          <table:table-cell table:style-name="ce2" office:value-type="string" calcext:value-type="string">
            <text:p>Maximum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Carbohydrate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PRODUCT([.B2:.B6];[.G2:.G6])" office:value-type="float" office:value="100" calcext:value-type="float">
            <text:p>1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rotei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PRODUCT([.C2:.C6];[.G2:.G6])" office:value-type="float" office:value="25" calcext:value-type="float">
            <text:p>2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Fa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SUMPRODUCT([.D2:.D6];[.G2:.G6])" office:value-type="float" office:value="16.6666666666667" calcext:value-type="float">
            <text:p>16.6666666667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23:16:50.217014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23:16:53.548509495</meta:creation-date>
    <meta:editing-duration>PT13M51S</meta:editing-duration>
    <meta:editing-cycles>2</meta:editing-cycles>
    <meta:generator>LibreOffice/4.3.3.2$Linux_X86_64 LibreOffice_project/430m0$Build-2</meta:generator>
    <dc:date>2014-11-09T23:45:52.547252538</dc:date>
    <meta:document-statistic meta:table-count="1" meta:cell-count="58" meta:object-count="0"/>
  </office:meta>
</office:document-meta>
</file>